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aluationException.EvaluationException( String msg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aluationException.getUnsupport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uationException.isUnsupport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uationException.Evalu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